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1db5e2"/>
    </style:style>
    <style:style style:name="P2" style:family="paragraph" style:parent-style-name="Heading_20_2">
      <style:text-properties officeooo:paragraph-rsid="001db5e2"/>
    </style:style>
    <style:style style:name="P3" style:family="paragraph" style:parent-style-name="Heading_20_2">
      <style:paragraph-properties fo:orphans="2" fo:widows="2"/>
      <style:text-properties style:font-name="DejaVu Serif" officeooo:paragraph-rsid="001db5e2"/>
    </style:style>
    <style:style style:name="P4" style:family="paragraph" style:parent-style-name="Heading_20_1">
      <style:text-properties officeooo:paragraph-rsid="001db5e2"/>
    </style:style>
    <style:style style:name="P5" style:family="paragraph" style:parent-style-name="Text_20_body">
      <style:paragraph-properties fo:orphans="2" fo:widows="2"/>
      <style:text-properties style:font-name="DejaVu Serif" officeooo:paragraph-rsid="001db5e2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db5e2"/>
    </style:style>
    <style:style style:name="T1" style:family="text">
      <style:text-properties officeooo:rsid="00146094"/>
    </style:style>
    <style:style style:name="T2" style:family="text">
      <style:text-properties officeooo:rsid="001db5e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abacuque</text:h>
      <text:section text:style-name="Sect1" text:name="Seção789">
        <text:h text:style-name="P3" text:outline-level="2">HABACUQUE-[Capítulo <text:span text:style-name="T2">1</text:span>]</text:h>
        <text:p text:style-name="P5"><text:bookmark text:name="cap1129"/>1 O oráculo que o profeta Habacuque viu.</text:p>
        <text:p text:style-name="P6">2 Até quando Iavé, clamarei eu, e tu não escutarás? ou gritarei a ti: Violência! e não salvarás?</text:p>
        <text:p text:style-name="P6">3 Por que razão me fazes ver a iniqüidade, e a opressão? Pois a destruição e a violência estão diante de mim; há também contendas, e o litígio é suscitado.</text:p>
        <text:p text:style-name="P6">4 Por esta causa a lei se afrouxa, e a justiça nunca se manifesta; porque o ímpio cerca o justo, de sorte que a justiça é pervertida.</text:p>
        <text:p text:style-name="P6">5 Vede entre as nações, e olhai; maravilhai-vos e admirai-vos; porque realizo em vossos dias uma obra, que vós não acreditareis, quando vos for contada.</text:p>
        <text:p text:style-name="P6">6 Pois eis que suscito os caldeus, essa nação feroz e impetuosa, que marcha sobre a largura da terra para se apoderar de moradas que não são suas.</text:p>
        <text:p text:style-name="P6">7 Ela é terrível e espantosa; dela mesma sai o seu juízo e a sua dignidade.</text:p>
        <text:p text:style-name="P6">8 Os seis cavalos são mais ligeiros do que os leopardos, se mais ferozes do que os lobos a tarde; os seus cavaleiros espalham-se por toda a parte; sim, os seus cavaleiros vêm de longe; voam como a águia que se apressa a devorar.</text:p>
        <text:p text:style-name="P6">9 Eles todos vêm com violência; a sua vanguarda irrompe como o vento oriental; eles ajuntam cativos como areia.</text:p>
        <text:p text:style-name="P6">10 Escarnecem dos reis, e dos príncipes fazem zombaria; eles se riem de todas as fortalezas; porque, amontoando terra, as tomam.</text:p>
        <text:p text:style-name="P6">11 Então passam impetuosamente, como um vento, e seguem, mas eles são culpados, esses cujo próprio poder e o seu deus.</text:p>
        <text:p text:style-name="P6">12 Não és tu desde a eternidade, ó Iavé meu Deus, meu santo? Nós não morreremos. Ó Iavé, para juízo puseste este povo; e tu, ó Rocha, o estabeleceste para correção.</text:p>
        <text:p text:style-name="P6">13 Tu que és tão puro de olhos que não podes ver o mal, e que não podes contemplar a perversidade, por que olhas pára os que procedem aleivosamente, e te calas enquanto o ímpio devora aquele que e mais justo do que ele.</text:p>
        <text:p text:style-name="P6">14 E farias os homens como os peixes do mar, como os répteis, que não têm quem os governe,</text:p>
        <text:p text:style-name="P6">15 Ele a todos levanta com o anzol, apanha-os com a sua rede; e os ajunta na sua rede varredoura; por isso ele se alegra e se regozija.</text:p>
        <text:p text:style-name="P6">16 Por isso sacrifica à sua rede, e queima incenso à sua varredoura; porque por elas enriquece a sua porção, e e abundante a sua comida.</text:p>
        <text:p text:style-name="P6">17 Porventura por isso continuara esvaziando a sua rede e matando sem piedade os povos?</text:p>
      </text:section>
      <text:section text:style-name="Sect1" text:name="Seção790">
        <text:h text:style-name="P2" text:outline-level="2"><text:bookmark text:name="cap2124"/>HABACUQUE-[Capítulo 2]</text:h>
        <text:p text:style-name="P6">1 Sobre a minha torre de vigia me colocarei e sobre a fortaleza me apresentarei e vigiarei, para ver o que me dirá, e o que eu responderei no tocante, a minha queixa.</text:p>
        <text:p text:style-name="P6"><text:soft-page-break/>2 Então Iavé me respondeu, e disse: Escreve a visão e torna-se bem legível sobre tabuas, para que a possa ler quem passa correndo.</text:p>
        <text:p text:style-name="P6">3 Pois a visão é ainda para o tempo determinado, e se apressa para o fim. Ainda que se demore, espera-o; porque certamente virá, não tardará.</text:p>
        <text:p text:style-name="P6">4 Eis o soberbo! A sua alma não é reta nele; mas o justo pela sua fé viverá.</text:p>
        <text:p text:style-name="P6">5 Além disso, o vinho é traidor; o homem soberbo não permanece. Ele alarga como o Seol o seu desejo; como a morte, nunca se pode fartar, mas ajunta a si todas as nações, e congrega a si todos os povos.</text:p>
        <text:p text:style-name="P6">6 Não levantarão, pois, todos estes contra ele um provérbio e um dito zombador? E dirão: Ai daquele que acumula o que não é seu! (até quando?) e daquele que se carrega a si mesmo de penhores!</text:p>
        <text:p text:style-name="P6">7 Não se levantarão de repente os teus credores? e não despertarão os que te farão tremer? Então lhes servirás tu de despojo.</text:p>
        <text:p text:style-name="P6">8 Visto como despojaste muitas nações, os demais povos te despojarão a ti, por causa do sangue dos homens, e da violência para com á terra, a cidade, e todos os que nela habitam.</text:p>
        <text:p text:style-name="P6">9 Ai daquele que adquire para a sua casa lucros criminosos, para pôr o seu ninho no alto, a fim de se livrar das garras da calamidade!</text:p>
        <text:p text:style-name="P6">10 Vergonha maquinaste para a tua casa; destruindo tu a muitos povos, pecaste contra a tua alma.</text:p>
        <text:p text:style-name="P6">11 pois a pedra clamará da parede, e a trave lhe responderá do madeiramento.</text:p>
        <text:p text:style-name="P6">12 Ai daquele que edifica a cidade com sangue, e que funda a cidade com iniqüidade!</text:p>
        <text:p text:style-name="P6">13 Acaso não procede de Iavé dos exércitos que os povos trabalhem para o fogo e as nações se cansem em vão?</text:p>
        <text:p text:style-name="P6">14 Pois a terra se encherá do conhecimento da glória de Iavé, como as águas cobrem o mar.</text:p>
        <text:p text:style-name="P6">15 Ai daquele que da de beber ao seu próximo, adicionando à bebida o seu furor, e que o embebeda para ver a sua nudez!</text:p>
        <text:p text:style-name="P6">16 Serás farto de ignomínia em lugar de honra; bebe tu também, e sê como um incircunciso; o cálice da mão direita de Iavé se chegará a ti, e ignomínia cairá sobre a tua glória.</text:p>
        <text:p text:style-name="P6">17 Pois a violência cometida contra o Líbano te cobrirá, e bem assim a destruição das feras te amedrontará por causa do sangue dos homens, e da violência para com a terra, a cidade e todos os que nele habitam.</text:p>
        <text:p text:style-name="P6">18 Que aproveita a imagem esculpida, tendo-a esculpido o seu artífice? a imagem de fundição, que ensina a mentira? Pois o artífice confia na sua própria obra, quando forma ídolos mudos.</text:p>
        <text:p text:style-name="P6">19 Ai daquele que diz ao pau: Acorda; e à pedra muda: Desperta! Pode isso ensinar? Eis que está coberto de ouro e de prata, e dentro dele não há espírito algum.</text:p>
        <text:p text:style-name="P6">20 Mas Iavé está no seu santo templo; cale-se diante dele toda a terra; cale-se diante dele toda a terra.</text:p>
      </text:section>
      <text:section text:style-name="Sect1" text:name="Seção791">
        <text:h text:style-name="P2" text:outline-level="2"><text:bookmark text:name="cap377"/>HABACUQUE-[Capítulo 3]</text:h>
        <text:p text:style-name="P6">1 Oração do profeta Habacuque, à moda de sigionote.</text:p>
        <text:p text:style-name="P6"><text:soft-page-break/>2 Eu ouvi, Senhor, a tua fama, e temi; aviva, ó Iavé, a tua obra no meio dos anos; faze que ela seja conhecida no meio dos anos; na ira lembra-te da misericórdia.</text:p>
        <text:p text:style-name="P6">3 Deus veio de Temã, e do monte Parã o Santo. [Selá]. A sua glória cobriu os céus, e a terra encheu-se do seu louvor.</text:p>
        <text:p text:style-name="P6">4 E o seu resplendor é como a luz, da sua mão saem raios brilhantes, e ali está o esconderijo da sua força.</text:p>
        <text:p text:style-name="P6">5 Adiante dele vai a peste, e por detrás a praga ardente.</text:p>
        <text:p text:style-name="P6">6 Pára, e mede a terra; olha, e sacode as nações; e os montes perpétuos se espalham, os outeiros eternos se abatem; assim é o seu andar desde a eternidade.</text:p>
        <text:p text:style-name="P6">7 Vejo as tendas de Cusã em aflição; tremem as cortinas da terra de Midiã.</text:p>
        <text:p text:style-name="P6">8 Acaso é contra os rios que Iavé está irado? E contra os ribeiros a tua ira, ou contra o mar o teu furor, visto que andas montado nos teus cavalos, nos teus carros de vitória?</text:p>
        <text:p text:style-name="P6">9 Descoberto de todo está o teu arco; a tua aljava está cheia de flechas. (Selá) Tu fendes a terra com rios.</text:p>
        <text:p text:style-name="P6">10 Os montes te vêem, e se contorcem; inundação das águas passa; o abismo faz ouvir a sua voz, e levanta bem alto as suas mãos.</text:p>
        <text:p text:style-name="P6">11 O sol e a lua param nas suas moradas, ante o lampejo das tuas flechas volantes, e ao brilho intenso da tua lança fulgurante.</text:p>
        <text:p text:style-name="P6">12 com indignação marchas pela terra, com ira trilhas as nações.</text:p>
        <text:p text:style-name="P6">13 Tu sais para o socorro do teu povo, para salvamento dos teus ungidos. Tu despedaças a cabeça da casa do ímpio, descobrindo-lhe de todo os fundamentos. (selá)</text:p>
        <text:p text:style-name="P6">14 Traspassas a cabeça dos seus guerreiros com as suas próprias lanças; eles me acometem como turbilhão para me espalharem; alegram-se, como se estivessem para devorar o pobre em segredo.</text:p>
        <text:p text:style-name="P6">15 Tu com os teus cavalos marchas pelo mar, pelo montão de grandes águas.</text:p>
        <text:p text:style-name="P6">16 Ouvindo-o eu, o meu ventre se comove, ao seu ruído tremem os meus lábios; entra a podridão nos meus ossos, vacilam os meus passos; em silêncio, pois, aguardarei o dia da angústia que há de vir sobre o povo</text:p>
        <text:p text:style-name="P6">17 Ainda que a figueira não floresça, nem haja fruto nas vides; ainda que falhe o produto da oliveira, e os campos não produzam mantimento; ainda que o rebanho seja exterminado da malhada e nos currais não haja gado.</text:p>
        <text:p text:style-name="P6">18 todavia eu me alegrarei <text:span text:style-name="T1">em Iavé</text:span>, exultarei no Deus da minha salvação.</text:p>
        <text:p text:style-name="P6">19 Iavé Deus é minha força, ele fará os meus pés como os da corça, e me fará andar sobre os meus lugares altos. (Ao regente de música. Para instrumentos de cordas.)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42:40.836109937</meta:creation-date>
    <dc:date>2023-07-25T15:43:41.675239108</dc:date>
    <meta:editing-duration>PT1M1S</meta:editing-duration>
    <meta:editing-cycles>1</meta:editing-cycles>
    <meta:document-statistic meta:table-count="0" meta:image-count="0" meta:object-count="0" meta:page-count="3" meta:paragraph-count="60" meta:word-count="1423" meta:character-count="7439" meta:non-whitespace-character-count="6076"/>
    <meta:generator>LibreOffice/6.0.3.2$Linux_X86_64 LibreOffice_project/00m0$Build-2</meta:generator>
  </office:meta>
</office:document-meta>
</file>